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en" fo:country="US" fo:font-weight="normal" style:font-weight-asian="normal" style:font-weight-complex="normal"/>
    </style:style>
    <style:style style:name="P6" style:family="paragraph" style:parent-style-name="Text_20_body">
      <style:text-properties style:font-name="Cambria" fo:language="ru" fo:country="RU" fo:font-weight="bold" style:font-name-asian="Times New Roman2" style:font-weight-asian="bold" style:font-name-complex="Times New Roman2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ru" fo:country="RU" style:font-name-asian="Times New Roman2" style:font-name-complex="Times New Roman2"/>
    </style:style>
    <style:style style:name="T6" style:family="text">
      <style:text-properties style:font-name-asian="Times New Roman2" style:font-name-complex="Times New Roman2"/>
    </style:style>
    <style:style style:name="T7" style:family="text">
      <style:text-properties fo:font-weight="bold" style:font-name-asian="Times New Roman2" style:font-weight-asian="bold" style:font-name-complex="Times New Roman2" style:font-weight-complex="bold"/>
    </style:style>
    <style:style style:name="T8" style:family="text">
      <style:text-properties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1.131cm" svg:height="1.131cm" draw:z-index="0"><draw:image xlink:href="../images/0036.png" xlink:type="simple" xlink:show="embed" xlink:actuate="onLoad"/></draw:frame></text:p>
          </table:table-cell>
          <table:table-cell table:style-name="Table1.B1" office:value-type="string">
            <text:h text:style-name="P8" text:outline-level="1">Управляемый синусоидальный генерат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81cm" svg:height="2.859cm" draw:z-index="1"><draw:image xlink:href="../images/0036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6">Блок </text:span><text:span text:style-name="T7">векторизован</text:span><text:span text:style-name="T8">, </text:span><text:span text:style-name="T4">представляет собой управляемый источник синусоидального напряжения. Отличается от блока «Синусоида» наличием управляющего входа </text:span><text:span text:style-name="T2">(StateFlag), </text:span><text:span text:style-name="T4">а также тем, что задание параметров сигнала происходит снаружи блока.</text:span></text:p>
            <text:p text:style-name="P6">Свойства:</text:p>
            <text:p text:style-name="P4"><text:span text:style-name="T4">Вывод времени цикла — включение дополнительного выхода блока, показывающего текущее значение времени цикла синусоиды. Изменяется от нуля до </text:span><text:span text:style-name="T2">T, </text:span><text:span text:style-name="T4">где </text:span><text:span text:style-name="T2">T – </text:span><text:span text:style-name="T4">период синусоиды.</text:span></text:p>
            <text:p text:style-name="P6">Входы:</text:p>
            <text:p text:style-name="P5"><text:span text:style-name="T6">StateFlag – </text:span><text:span text:style-name="T5">управляющий вход. Значению 1 на входе, соответствует нормальная работа блока. 0 — блок отключен, выход </text:span><text:span text:style-name="T6">SinusOut</text:span><text:span text:style-name="T5"> равен 0, 2 — пауза, выход </text:span><text:span text:style-name="T6">SinusOut </text:span><text:span text:style-name="T5">сохраняет последнее значение.</text:span></text:p>
            <text:p text:style-name="P5"><text:span text:style-name="T6">A – </text:span><text:span text:style-name="T5">амплитуда синусоидального сигнала.</text:span></text:p>
            <text:p text:style-name="P5"><text:span text:style-name="T6">W – </text:span><text:span text:style-name="T5">частота синусоидального сигнала, Рад/сек</text:span></text:p>
            <text:p text:style-name="P5"><text:span text:style-name="T6">f – </text:span><text:span text:style-name="T5">сдвиг фазы сигнала, Рад</text:span></text:p>
            <text:p text:style-name="P6">Выходы:</text:p>
            <text:p text:style-name="P5"><text:span text:style-name="T6">SinusOut – </text:span><text:span text:style-name="T5">основной выход блока, имеет текущее значение синусоидального сигнала в зависимости от модельного времени, а также параметров, заданных на входе блока:</text:span></text:p>
            <text:p text:style-name="P7"><draw:frame draw:style-name="fr3" draw:name="Объект1" text:anchor-type="as-char" svg:width="4.463cm" svg:height="0.605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5"><text:span text:style-name="T6">CYCLETIME – </text:span><text:span text:style-name="T5">дополнительный выход , включаемый в свойствах блока. Имеет значение текущего времени цикла синусоиды. Изменяется от нуля до </text:span><text:span text:style-name="T6">T, </text:span><text:span text:style-name="T5">где </text:span><text:span text:style-name="T6">T – </text:span><text:span text:style-name="T5">период синусоиды.</text:span></text:p>
            <text:p text:style-name="P4"><text:span text:style-name="T7">Примечание:</text:span><text:span text:style-name="T8"> </text:span><text:span text:style-name="T4">по умолчанию блок формирует скалярный выходной сигнал. Д</text:span><text:span text:style-name="T8">ля реализации векторной обработки, входные сигналы должны быть «сжаты» в векторный входной сигнал. Для этого можно использовать типовой блок </text:span><text:span text:style-name="T9">Мультиплексор</text:span><text:span text:style-name="T8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правляемый синусоидальный генератор</dc:title>
    <dc:date>2016-04-07T13:24:58</dc:date>
    <meta:generator>OpenOffice/4.1.1$Win32 OpenOffice.org_project/411m6$Build-9775</meta:generator>
    <meta:editing-duration>PT3H37M45S</meta:editing-duration>
    <meta:editing-cycles>78</meta:editing-cycles>
    <dc:creator>ILYA KUBENSKIY</dc:creator>
    <meta:document-statistic meta:table-count="1" meta:image-count="2" meta:object-count="1" meta:page-count="1" meta:paragraph-count="19" meta:word-count="183" meta:character-count="1336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sin</mi>
        </mrow>
      </mrow>
      <mfenced open="(" close=")">
        <mrow>
          <mrow>
            <mrow>
              <mi>W</mi>
              <mo stretchy="false">⋅</mo>
              <mi>t</mi>
            </mrow>
            <mo stretchy="false">+</mo>
            <mi>f</mi>
          </mrow>
        </mrow>
      </mfenced>
    </mrow>
    <annotation encoding="StarMath 5.0">y(t) = A cdot sin left ( W cdot t + f right )</annotation>
  </semantics>
</math>
</file>